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564" officeooo:paragraph-rsid="00006564"/>
    </style:style>
    <style:style style:name="P2" style:family="paragraph" style:parent-style-name="Standard">
      <style:paragraph-properties fo:text-align="center" style:justify-single-word="false"/>
      <style:text-properties officeooo:rsid="00006564" officeooo:paragraph-rsid="0000656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06564" officeooo:paragraph-rsid="0002182b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06564" officeooo:paragraph-rsid="0000656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182b" officeooo:paragraph-rsid="0003605b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2182b" officeooo:paragraph-rsid="0002182b"/>
    </style:style>
    <style:style style:name="P7" style:family="paragraph" style:parent-style-name="Standard" style:list-style-name="L1">
      <style:paragraph-properties fo:text-align="justify" style:justify-single-word="false"/>
      <style:text-properties fo:color="#c9211e" officeooo:rsid="0002182b" officeooo:paragraph-rsid="0002182b"/>
    </style:style>
    <style:style style:name="P8" style:family="paragraph" style:parent-style-name="Standard" style:list-style-name="L1">
      <style:paragraph-properties fo:text-align="start" style:justify-single-word="false"/>
      <style:text-properties fo:color="#c9211e" officeooo:rsid="00006564" officeooo:paragraph-rsid="0000656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24fe8" officeooo:paragraph-rsid="00024fe8"/>
    </style:style>
    <style:style style:name="P10" style:family="paragraph" style:parent-style-name="Standard">
      <style:paragraph-properties fo:text-align="start" style:justify-single-word="false"/>
      <style:text-properties officeooo:rsid="00024fe8" officeooo:paragraph-rsid="00024fe8"/>
    </style:style>
    <style:style style:name="P11" style:family="paragraph" style:parent-style-name="Standard">
      <style:paragraph-properties fo:text-align="start" style:justify-single-word="false"/>
      <style:text-properties officeooo:rsid="00024fe8" officeooo:paragraph-rsid="000964b0"/>
    </style:style>
    <style:style style:name="P12" style:family="paragraph" style:parent-style-name="Standard">
      <style:paragraph-properties fo:text-align="start" style:justify-single-word="false"/>
      <style:text-properties officeooo:rsid="00024fe8" officeooo:paragraph-rsid="000ca21a"/>
    </style:style>
    <style:style style:name="P13" style:family="paragraph" style:parent-style-name="Standard">
      <style:paragraph-properties fo:text-align="start" style:justify-single-word="false"/>
      <style:text-properties officeooo:rsid="00024fe8" officeooo:paragraph-rsid="000e62e5"/>
    </style:style>
    <style:style style:name="P14" style:family="paragraph" style:parent-style-name="Standard">
      <style:paragraph-properties fo:text-align="start" style:justify-single-word="false"/>
      <style:text-properties officeooo:rsid="00027e48" officeooo:paragraph-rsid="00027e48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27e48" officeooo:paragraph-rsid="00027e48"/>
    </style:style>
    <style:style style:name="P16" style:family="paragraph" style:parent-style-name="Standard">
      <style:paragraph-properties fo:text-align="justify" style:justify-single-word="false"/>
      <style:text-properties officeooo:rsid="00027e48" officeooo:paragraph-rsid="00027e48"/>
    </style:style>
    <style:style style:name="P17" style:family="paragraph" style:parent-style-name="Standard">
      <style:paragraph-properties fo:text-align="start" style:justify-single-word="false"/>
      <style:text-properties officeooo:rsid="000e62e5" officeooo:paragraph-rsid="000e62e5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e9b38" officeooo:paragraph-rsid="000e9b38"/>
    </style:style>
    <style:style style:name="P19" style:family="paragraph" style:parent-style-name="Standard">
      <style:paragraph-properties fo:text-align="start" style:justify-single-word="false"/>
      <style:text-properties officeooo:rsid="000e9b38" officeooo:paragraph-rsid="000e9b38"/>
    </style:style>
    <style:style style:name="P20" style:family="paragraph" style:parent-style-name="Standard">
      <style:paragraph-properties fo:text-align="start" style:justify-single-word="false"/>
      <style:text-properties officeooo:rsid="000e9b38" officeooo:paragraph-rsid="000ff913"/>
    </style:style>
    <style:style style:name="T1" style:family="text">
      <style:text-properties officeooo:rsid="0002182b"/>
    </style:style>
    <style:style style:name="T2" style:family="text">
      <style:text-properties fo:color="#c9211e"/>
    </style:style>
    <style:style style:name="T3" style:family="text">
      <style:text-properties officeooo:rsid="00024fe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a21a"/>
    </style:style>
    <style:style style:name="T6" style:family="text">
      <style:text-properties officeooo:rsid="000e62e5"/>
    </style:style>
    <style:style style:name="T7" style:family="text">
      <style:text-properties officeooo:rsid="000ff913"/>
    </style:style>
    <style:style style:name="T8" style:family="text">
      <style:text-properties officeooo:rsid="0010715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NKİNS PIPELINE</text:p>
      <text:p text:style-name="P2"/>
      <text:list xml:id="list3301615011" text:style-name="L1">
        <text:list-item>
          <text:p text:style-name="P8">Variables</text:p>
          <text:p text:style-name="P4">Jenkins de iki türlü variable vardır. Bunlardan ilki:</text:p>
          <text:p text:style-name="P4">- predefined variable: Bu tür jenkins de default olarak tanımlı değişkenlerdir.</text:p>
          <text:p text:style-name="P4">http:// IP Adres:8080/env-vars.html/ --&gt; jenkinsde default variables</text:p>
          <text:p text:style-name="P4">-<text:span text:style-name="T1">user variable: kullanıcı tarafından tanımlanan değişkenler. Pipeline da tanımlanması, </text:span><text:span text:style-name="T3">stage aşamalarında da tanımlanabilir.</text:span></text:p>
          <text:p text:style-name="P6">pipeline{</text:p>
          <text:p text:style-name="P6"><text:s text:c="4"/>agent any</text:p>
          <text:p text:style-name="P6"><text:s text:c="4"/><text:span text:style-name="T2">environment{</text:span></text:p>
          <text:p text:style-name="P7"><text:s text:c="9"/>ToolName=”Jenkins”</text:p>
          <text:p text:style-name="P7"><text:s text:c="3"/>}</text:p>
          <text:p text:style-name="P6"><text:s text:c="4"/>stages{</text:p>
          <text:p text:style-name="P6"><text:s text:c="8"/>stage(“Userdefined”){</text:p>
          <text:p text:style-name="P6"><text:s text:c="11"/>steps{</text:p>
          <text:p text:style-name="P6"><text:s text:c="20"/>echo “Tool Name is : <text:span text:style-name="T2">$ToolName</text:span>”</text:p>
          <text:p text:style-name="P15">Üç türlü environment declaration type vardır:</text:p>
          <text:p text:style-name="P15">a) Global (Pipeline) level: agent any’in altına yazarız. Burada belirlediğiniz değişkenler pipeline içerisinde yer alan steplerde tanımladığımız tüm değişkenler için tanımlıdır</text:p>
          <text:p text:style-name="P15">b) Stage level: stage adımının altına yazarız. Stage aşamasında tanımladığımız env. İçin geçerlidir.</text:p>
          <text:p text:style-name="P15">c) Script Level: steps adımının altına yazarız bir farkla script olarak yazılır. Sadece step aşamasında tanımlaanan env için geçerli olacaktır.</text:p>
          <text:p text:style-name="P15">Örneğin</text:p>
          <text:p text:style-name="P15">steps{</text:p>
          <text:p text:style-name="P15"><text:s text:c="4"/>script{</text:p>
          <text:p text:style-name="P15"><text:s text:c="7"/>ToolName=”Jenkins”</text:p>
          <text:p text:style-name="P15"/>
        </text:list-item>
      </text:list>
      <text:p text:style-name="P16">---&gt; aynı değişkenler hem pipeline level <text:s/>(Toolname=”Jenkins), hem stage level (ToolName=”Docker”) hem de script level (ToolName=”Ansible”) da belirlendiyse, output script level olarak gösterir.</text:p>
      <text:p text:style-name="P16"/>
      <text:p text:style-name="P16">---&gt; Hem Ansible değerini hem de Docker değerini göstermek için:</text:p>
      <text:p text:style-name="P16">echo “The tool name is : $ToolName and ${env.ToolName}”</text:p>
      <text:p text:style-name="P16">output: The tool name is Ansible and Docker</text:p>
      <text:p text:style-name="P16">Sonuç olarak step veya global düzeyde belirtilen değişkenleri scripte gösterebilmek için<text:span text:style-name="T2"> ${env.değişken} </text:span>şeklinde yazmalıyız</text:p>
      <text:p text:style-name="P16"/>
      <text:p text:style-name="P16">---&gt; User defined olarak belirlediğimiz değişkenler, default değişkenler ile aynı ise User defined değişkenler default değişkenleri owerrigt eder.</text:p>
      <text:p text:style-name="P16">Örneğin default BUILD_NUMBER değişkeni var fakat user olarak da bu değişkeni Jenkins olarak tanımladık. O halde output jenkins olarak gösterir.</text:p>
      <text:p text:style-name="P16"/>
      <text:p text:style-name="P16">---&gt; Variable içerikli echo larda tek tırnak kullanıldığı zaman env okumaz. O yüzden çift tırnak kullanılmalı.</text:p>
      <text:p text:style-name="P16"/>
      <text:p text:style-name="P16">---&gt; “+” globalde iki env. Belirledik, step aşamasında script ile iki env. İçeren yeni bir değer belirliyoruz. Bu iki env yazdırmak için “+” işaretini kullanıyoruz.</text:p>
      <text:p text:style-name="P16">Globalde belirlenen env:</text:p>
      <text:p text:style-name="P16">Name01=”Jenkins”</text:p>
      <text:p text:style-name="P16">Name02= “Java”</text:p>
      <text:p text:style-name="P16"><text:soft-page-break/>Step Scripte belirlenen env:</text:p>
      <text:p text:style-name="P16">Name= “Name01” + “ with “ + “Name02”</text:p>
      <text:p text:style-name="P16">Output: Jenkins with Java</text:p>
      <text:p text:style-name="P14"/>
      <text:list xml:id="list165928430641010" text:continue-numbering="true" text:style-name="L1">
        <text:list-header>
          <text:p text:style-name="P5"/>
        </text:list-header>
        <text:list-item>
          <text:p text:style-name="P9">PARAMETERS</text:p>
        </text:list-item>
      </text:list>
      <text:p text:style-name="P10">---&gt; Temel amacı values leri dinamik hale getirmek</text:p>
      <text:p text:style-name="P10"/>
      <text:list xml:id="list165928610777457" text:continue-numbering="true" text:style-name="L1">
        <text:list-item>
          <text:p text:style-name="P9">OPTIONS SECTION:</text:p>
        </text:list-item>
      </text:list>
      <text:p text:style-name="P10">a) retry: çalıştırma sayısı</text:p>
      <text:p text:style-name="P10">b) buuilDiscarder: pipeline tanımlanan sayıda klamasını sağlama</text:p>
      <text:p text:style-name="P10">agent any</text:p>
      <text:p text:style-name="P10">options{</text:p>
      <text:p text:style-name="P10"><text:s text:c="3"/>buildDiscarder(logRotator(numToKeepStr: ‘5’) ---&gt; son beş tane olan pipeline ları göster</text:p>
      <text:p text:style-name="P10">c) DiasbleConcurentBuild: bir pipeline çalışması bittikten sonra diğer pipeline çalıştır.</text:p>
      <text:p text:style-name="P12">agent any</text:p>
      <text:p text:style-name="P12">options{</text:p>
      <text:p text:style-name="P12"><text:s text:c="3"/>buildDiscarder(logRotator(numToKeepStr: ‘5’) </text:p>
      <text:p text:style-name="P12"><text:s text:c="3"/>disableConcurrentBuilds()</text:p>
      <text:p text:style-name="P12">d) timeout: Belirli bir build işlemi için ayarladığımız zaman</text:p>
      <text:p text:style-name="P12">agent any</text:p>
      <text:p text:style-name="P12">options{</text:p>
      <text:p text:style-name="P12"><text:s text:c="3"/>buildDiscarder(logRotator(numToKeepStr: ‘5’) </text:p>
      <text:p text:style-name="P12"><text:s text:c="3"/>disableConcurrentBuilds()</text:p>
      <text:p text:style-name="P12"><text:s text:c="3"/>timeou<text:span text:style-name="T5">t(time:20, unit:‘SECO</text:span><text:span text:style-name="T6">NDS’)</text:span></text:p>
      <text:p text:style-name="P17">e)timestaps: steplerin çalışma zamanını outputta göstermek için</text:p>
      <text:p text:style-name="P13">agent any</text:p>
      <text:p text:style-name="P13">options{</text:p>
      <text:p text:style-name="P13"><text:s text:c="3"/>buildDiscarder(logRotator(numToKeepStr: ‘5’) </text:p>
      <text:p text:style-name="P13"><text:s text:c="3"/>disableConcurrentBuilds()</text:p>
      <text:p text:style-name="P13"><text:s text:c="3"/>timeou<text:span text:style-name="T5">t(time:20, unit:‘SECO</text:span><text:span text:style-name="T6">NDS’)</text:span></text:p>
      <text:p text:style-name="P13"><text:s text:c="3"/><text:span text:style-name="T6">timestaps()</text:span></text:p>
      <text:p text:style-name="P10"/>
      <text:list xml:id="list165928563527744" text:continue-numbering="true" text:style-name="L1">
        <text:list-item>
          <text:p text:style-name="P18">BUİLD TRİGGERS</text:p>
        </text:list-item>
      </text:list>
      <text:p text:style-name="P19">---&gt; Pipeline içerisinde, başka pipelineları tetikleyebiliriz</text:p>
      <text:p text:style-name="P19">steps{</text:p>
      <text:p text:style-name="P19"><text:s text:c="6"/>build ( ‘Job1’)</text:p>
      <text:p text:style-name="P19"><text:s text:c="6"/>build ‘Job2’</text:p>
      <text:p text:style-name="P19">---<text:span text:style-name="T7">&gt; Joblardan biri fail olsa bile diğer jobı çalıştır.</text:span></text:p>
      <text:p text:style-name="P20"><text:s text:c="4"/>steps{</text:p>
      <text:p text:style-name="P20"><text:s text:c="6"/>build ( <text:span text:style-name="T7">job:</text:span>‘Job1’, <text:span text:style-name="T7">propogate:false</text:span>)</text:p>
      <text:p text:style-name="P20"><text:s text:c="6"/>build ‘Job2’ <text:s/></text:p>
      <text:p text:style-name="P19">----<text:span text:style-name="T7">&gt; Output çıktısınının sonucunu yazdırma. Eğer job1 fail olursa job 2yi çalıştır fakat sonucu UNSTABLE olarak yaz diyoruz ve jobın consol rengi de sarıya dönüyor.</text:span></text:p>
      <text:p text:style-name="P20"><text:s text:c="3"/>steps{</text:p>
      <text:p text:style-name="P20"><text:s text:c="6"/><text:span text:style-name="T7">scrips{</text:span></text:p>
      <text:p text:style-name="P20"><text:s text:c="6"/><text:span text:style-name="T7">jobresult=build</text:span>( <text:span text:style-name="T7">job:</text:span>‘Job1’, <text:span text:style-name="T7">propogate:false</text:span>).<text:span text:style-name="T7">result</text:span></text:p>
      <text:p text:style-name="P20"><text:s text:c="6"/>build ‘Job2’</text:p>
      <text:p text:style-name="P20"><text:s text:c="6"/><text:span text:style-name="T7">if(jobresult==”FAİLURE”)</text:span></text:p>
      <text:p text:style-name="P20"><text:s text:c="8"/><text:span text:style-name="T7">currentBuild.result=”UNSTABLE”</text:span></text:p>
      <text:p text:style-name="P20">---<text:span text:style-name="T8">&gt; </text:span></text:p>
      <text:p text:style-name="P19"/>
      <text:list xml:id="list165927601882644" text:continue-numbering="true" text:style-name="L1">
        <text:list-item>
          <text:p text:style-name="P9"><text:soft-page-break/>CREDENTIALS</text:p>
        </text:list-item>
      </text:list>
      <text:p text:style-name="P10">Environment.:</text:p>
      <text:p text:style-name="P11"/>
      <text:p text:style-name="P10"/>
      <text:p text:style-name="P10">--Supported Credentials Type:</text:p>
      <text:p text:style-name="P10">a) Secret Text:</text:p>
      <text:p text:style-name="P11">environment{</text:p>
      <text:p text:style-name="P11"><text:s text:c="3"/>AWS_ACCES_KEY_ID = credentials(‘jenkins-aws-secret-key-id’)</text:p>
      <text:p text:style-name="P11">}</text:p>
      <text:p text:style-name="P10">b) Secret File:</text:p>
      <text:p text:style-name="P10"/>
      <text:p text:style-name="P10">c) Username and passaword:</text:p>
      <text:p text:style-name="P10">d) Ssh with Private Key:</text:p>
      <text:p text:style-name="P10"/>
      <text:list xml:id="list165929559801686" text:continue-numbering="true" text:style-name="L1">
        <text:list-item>
          <text:p text:style-name="P9">Pipeline ların tutuludğu dosya: <text:span text:style-name="T4">var/lib/jenkins/workspace</text:span></text:p>
          <text:p text:style-name="P3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08:37:02.207084282</meta:creation-date>
    <dc:date>2023-08-25T16:59:27.520324586</dc:date>
    <meta:editing-duration>PT16M53S</meta:editing-duration>
    <meta:editing-cycles>1</meta:editing-cycles>
    <meta:document-statistic meta:table-count="0" meta:image-count="0" meta:object-count="0" meta:page-count="3" meta:paragraph-count="92" meta:word-count="484" meta:character-count="3935" meta:non-whitespace-character-count="3385"/>
    <meta:generator>LibreOffice/6.4.7.2$Linux_X86_64 LibreOffice_project/40$Build-2</meta:generator>
  </office:meta>
</office:document-meta>
</file>